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  <style:text-properties officeooo:paragraph-rsid="00132508"/>
    </style:style>
    <style:style style:name="P2" style:family="paragraph" style:parent-style-name="Contents_20_Heading">
      <style:text-properties style:font-name="DejaVu Sans" fo:font-size="20pt" officeooo:paragraph-rsid="00132508" style:font-size-asian="20pt" style:font-size-complex="20pt"/>
    </style:style>
    <style:style style:name="P3" style:family="paragraph" style:parent-style-name="Standard">
      <style:text-properties style:font-name="DejaVu Sans" fo:font-size="13pt" officeooo:rsid="000dd57e" officeooo:paragraph-rsid="000e7552" style:font-size-asian="11.3500003814697pt" style:font-size-complex="13pt"/>
    </style:style>
    <style:style style:name="P4" style:family="paragraph" style:parent-style-name="Standard">
      <style:text-properties style:font-name="DejaVu Sans" fo:font-size="13pt" officeooo:rsid="000dd57e" officeooo:paragraph-rsid="00100320" style:font-size-asian="11.3500003814697pt" style:font-size-complex="13pt"/>
    </style:style>
    <style:style style:name="P5" style:family="paragraph" style:parent-style-name="Standard">
      <style:text-properties style:font-name="DejaVu Sans" officeooo:rsid="000dd57e" officeooo:paragraph-rsid="001102e0"/>
    </style:style>
    <style:style style:name="P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DejaVu Sans" fo:font-size="13pt" fo:font-weight="normal" officeooo:rsid="0010f506" officeooo:paragraph-rsid="0010f506" style:font-size-asian="13pt" style:font-weight-asian="normal" style:font-size-complex="13pt" style:font-weight-complex="normal"/>
    </style:style>
    <style:style style:name="P7" style:family="paragraph" style:parent-style-name="Text_20_body_20__28_user_29_">
      <style:text-properties style:font-name="DejaVu Sans" fo:font-size="13pt" officeooo:rsid="002c9239" officeooo:paragraph-rsid="00152ca7" style:font-size-asian="13pt" style:font-size-complex="13pt"/>
    </style:style>
    <style:style style:name="P8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  <style:text-properties officeooo:paragraph-rsid="00132508"/>
    </style:style>
    <style:style style:name="P9" style:family="paragraph" style:parent-style-name="Text_20_body">
      <style:paragraph-properties fo:text-align="justify" style:justify-single-word="false"/>
      <style:text-properties style:font-name="DejaVu Sans" fo:font-size="14pt" fo:font-style="normal" fo:font-weight="bold" officeooo:rsid="000dd6f4" officeooo:paragraph-rsid="001102e0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DejaVu Sans" fo:font-size="14pt" fo:font-style="normal" fo:font-weight="bold" officeooo:rsid="0011d1ba" officeooo:paragraph-rsid="001102e0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DejaVu Sans" fo:font-size="12pt" fo:font-style="normal" fo:font-weight="bold" officeooo:rsid="0011d1ba" officeooo:paragraph-rsid="001102e0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Text_20_body">
      <style:text-properties style:font-name="DejaVu Sans" fo:font-size="13pt" officeooo:rsid="001c7c7f" officeooo:paragraph-rsid="00142cba" style:font-size-asian="13pt" style:font-size-complex="13pt"/>
    </style:style>
    <style:style style:name="P13" style:family="paragraph" style:parent-style-name="Text_20_body">
      <style:text-properties style:font-name="DejaVu Sans" fo:font-size="13pt" officeooo:rsid="00217b4b" officeooo:paragraph-rsid="00142cba" style:font-size-asian="13pt" style:font-size-complex="13pt"/>
    </style:style>
    <style:style style:name="P14" style:family="paragraph" style:parent-style-name="Text_20_body">
      <style:text-properties style:font-name="DejaVu Sans" fo:font-size="13pt" officeooo:rsid="001bee3e" officeooo:paragraph-rsid="00142cba" style:font-size-asian="13pt" style:font-size-complex="13pt"/>
    </style:style>
    <style:style style:name="P15" style:family="paragraph" style:parent-style-name="Text_20_body">
      <style:text-properties style:font-name="DejaVu Sans" fo:font-size="13pt" officeooo:rsid="006081a5" officeooo:paragraph-rsid="00174980" style:font-size-asian="13pt" style:font-size-complex="13pt"/>
    </style:style>
    <style:style style:name="P16" style:family="paragraph" style:parent-style-name="Text_20_body">
      <style:text-properties style:font-name="DejaVu Sans" fo:font-size="13pt" officeooo:rsid="002a6a5e" officeooo:paragraph-rsid="00142cba" style:font-size-asian="13pt" style:font-size-complex="13pt"/>
    </style:style>
    <style:style style:name="P17" style:family="paragraph" style:parent-style-name="Text_20_body">
      <style:text-properties style:font-name="DejaVu Sans" fo:font-size="13pt" officeooo:rsid="002c9239" officeooo:paragraph-rsid="00142cba" style:font-size-asian="13pt" style:font-size-complex="13pt"/>
    </style:style>
    <style:style style:name="P18" style:family="paragraph" style:parent-style-name="Text_20_body">
      <style:text-properties style:font-name="DejaVu Sans" fo:font-size="13pt" officeooo:paragraph-rsid="00142cba" style:font-size-asian="13pt" style:font-size-complex="13pt"/>
    </style:style>
    <style:style style:name="P19" style:family="paragraph" style:parent-style-name="Text_20_body">
      <style:text-properties officeooo:paragraph-rsid="00142cba"/>
    </style:style>
    <style:style style:name="P20" style:family="paragraph" style:parent-style-name="Text_20_body">
      <style:text-properties officeooo:paragraph-rsid="00152ca7"/>
    </style:style>
    <style:style style:name="P21" style:family="paragraph" style:parent-style-name="Text_20_body">
      <style:text-properties officeooo:paragraph-rsid="001681e9"/>
    </style:style>
    <style:style style:name="P22" style:family="paragraph" style:parent-style-name="Text_20_body">
      <style:paragraph-properties fo:margin-top="0in" fo:margin-bottom="0.0181in" loext:contextual-spacing="false" fo:line-height="100%" fo:text-align="justify" style:justify-single-word="false"/>
      <style:text-properties style:font-name="DejaVu Sans" fo:font-size="14pt" fo:font-style="normal" fo:font-weight="bold" officeooo:rsid="0011d1ba" officeooo:paragraph-rsid="001102e0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Text_20_body">
      <style:paragraph-properties fo:margin-top="0in" fo:margin-bottom="0.0181in" loext:contextual-spacing="false" fo:line-height="100%" fo:text-align="justify" style:justify-single-word="false"/>
      <style:text-properties style:font-name="DejaVu Sans" fo:font-size="14pt" fo:font-style="normal" fo:font-weight="bold" officeooo:rsid="00134d79" officeooo:paragraph-rsid="001102e0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Text_20_body">
      <style:paragraph-properties fo:margin-top="0in" fo:margin-bottom="0.0181in" loext:contextual-spacing="false" fo:line-height="100%" fo:text-align="justify" style:justify-single-word="false"/>
      <style:text-properties style:font-name="DejaVu Sans" fo:font-size="14pt" fo:font-style="normal" fo:font-weight="bold" officeooo:rsid="0015a325" officeooo:paragraph-rsid="001102e0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Text_20_body">
      <style:paragraph-properties fo:margin-top="0in" fo:margin-bottom="0.0181in" loext:contextual-spacing="false" fo:line-height="100%" fo:text-align="justify" style:justify-single-word="false"/>
      <style:text-properties style:font-name="DejaVu Sans" fo:font-size="14pt" fo:font-style="normal" fo:font-weight="bold" officeooo:rsid="0015d20c" officeooo:paragraph-rsid="001102e0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Text_20_body">
      <style:paragraph-properties fo:margin-top="0in" fo:margin-bottom="0.0181in" loext:contextual-spacing="false" fo:line-height="100%" fo:text-align="justify" style:justify-single-word="false"/>
      <style:text-properties style:font-name="DejaVu Sans" fo:font-size="12pt" fo:font-style="normal" fo:font-weight="normal" officeooo:rsid="0011d1ba" officeooo:paragraph-rsid="001102e0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margin-top="0in" fo:margin-bottom="0.0181in" loext:contextual-spacing="false" fo:line-height="100%" fo:text-align="justify" style:justify-single-word="false"/>
      <style:text-properties style:font-name="DejaVu Sans" fo:font-size="12pt" fo:font-style="normal" fo:font-weight="normal" officeooo:rsid="0015d20c" officeooo:paragraph-rsid="001102e0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paragraph-properties fo:margin-top="0in" fo:margin-bottom="0.0181in" loext:contextual-spacing="false" fo:line-height="100%" fo:text-align="justify" style:justify-single-word="false"/>
      <style:text-properties style:font-name="DejaVu Sans" fo:font-size="12pt" fo:font-style="normal" fo:font-weight="bold" officeooo:rsid="00134d79" officeooo:paragraph-rsid="001102e0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>
      <style:paragraph-properties fo:margin-top="0in" fo:margin-bottom="0.0181in" loext:contextual-spacing="false" fo:line-height="100%" fo:text-align="justify" style:justify-single-word="false"/>
      <style:text-properties style:font-name="DejaVu Sans" fo:font-size="12pt" fo:font-style="normal" fo:font-weight="bold" officeooo:rsid="000dd6f4" officeooo:paragraph-rsid="001102e0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>
      <style:paragraph-properties fo:margin-top="0in" fo:margin-bottom="0.0181in" loext:contextual-spacing="false" fo:line-height="100%" fo:text-align="justify" style:justify-single-word="false"/>
      <style:text-properties style:font-name="DejaVu Sans" fo:font-size="12pt" fo:font-style="normal" fo:font-weight="bold" officeooo:rsid="0015d20c" officeooo:paragraph-rsid="001102e0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Text_20_body">
      <style:paragraph-properties fo:margin-top="0in" fo:margin-bottom="0.0181in" loext:contextual-spacing="false" fo:line-height="100%" fo:text-align="justify" style:justify-single-word="false"/>
      <style:text-properties style:font-name="DejaVu Sans" fo:font-size="18pt" fo:font-style="normal" fo:font-weight="bold" officeooo:rsid="0015a325" officeooo:paragraph-rsid="001102e0" style:font-size-asian="15.75pt" style:font-style-asian="normal" style:font-weight-asian="bold" style:font-size-complex="18pt" style:font-style-complex="normal" style:font-weight-complex="bold"/>
    </style:style>
    <style:style style:name="P32" style:family="paragraph" style:parent-style-name="Text_20_body">
      <style:paragraph-properties fo:margin-top="0in" fo:margin-bottom="0.0181in" loext:contextual-spacing="false" fo:line-height="100%" fo:text-align="justify" style:justify-single-word="false"/>
      <style:text-properties style:font-name="DejaVu Sans" fo:font-size="13pt" fo:font-style="normal" fo:font-weight="normal" officeooo:rsid="00134d79" officeooo:paragraph-rsid="001102e0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Text_20_body">
      <style:paragraph-properties fo:margin-top="0in" fo:margin-bottom="0.0181in" loext:contextual-spacing="false" fo:line-height="100%" fo:text-align="justify" style:justify-single-word="false"/>
      <style:text-properties style:font-name="DejaVu Sans" fo:font-size="13pt" fo:font-style="normal" fo:font-weight="normal" officeooo:rsid="0015d20c" officeooo:paragraph-rsid="001102e0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Text_20_body" style:list-style-name="L1">
      <style:paragraph-properties fo:margin-top="0in" fo:margin-bottom="0.0181in" loext:contextual-spacing="false" fo:line-height="100%" fo:text-align="justify" style:justify-single-word="false"/>
      <style:text-properties style:font-name="DejaVu Sans" fo:font-size="13pt" fo:font-style="normal" fo:font-weight="normal" officeooo:rsid="0015d20c" officeooo:paragraph-rsid="001102e0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Text_20_body">
      <style:paragraph-properties fo:margin-top="0in" fo:margin-bottom="0.0181in" loext:contextual-spacing="false" fo:line-height="100%" fo:text-align="justify" style:justify-single-word="false"/>
      <style:text-properties style:font-name="DejaVu Sans" fo:font-size="13pt" fo:font-style="normal" fo:font-weight="normal" officeooo:rsid="0011d1ba" officeooo:paragraph-rsid="001102e0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Text_20_body">
      <style:paragraph-properties fo:margin-top="0in" fo:margin-bottom="0.0181in" loext:contextual-spacing="false" fo:line-height="100%" fo:text-align="justify" style:justify-single-word="false"/>
      <style:text-properties style:font-name="DejaVu Sans" fo:font-size="13pt" fo:font-style="normal" fo:font-weight="bold" officeooo:rsid="000dd6f4" officeooo:paragraph-rsid="001102e0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Text_20_body" style:list-style-name="L1">
      <style:paragraph-properties fo:margin-top="0in" fo:margin-bottom="0.0181in" loext:contextual-spacing="false" fo:line-height="100%" fo:text-align="justify" style:justify-single-word="false"/>
      <style:text-properties style:font-name="DejaVu Sans" fo:font-size="13pt" fo:font-style="normal" fo:font-weight="bold" officeooo:rsid="0015d20c" officeooo:paragraph-rsid="001102e0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Text_20_body">
      <style:paragraph-properties fo:margin-top="0in" fo:margin-bottom="0.0181in" loext:contextual-spacing="false" fo:line-height="100%" fo:text-align="justify" style:justify-single-word="false"/>
      <style:text-properties style:font-name="DejaVu Sans" fo:font-size="13pt" fo:font-style="normal" fo:font-weight="bold" officeooo:rsid="0011d1ba" officeooo:paragraph-rsid="001102e0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Text_20_body">
      <style:paragraph-properties fo:margin-top="0in" fo:margin-bottom="0.0181in" loext:contextual-spacing="false" fo:line-height="100%" fo:text-align="justify" style:justify-single-word="false"/>
      <style:text-properties style:font-name="DejaVu Sans" fo:font-size="13pt" fo:font-style="normal" fo:font-weight="bold" officeooo:rsid="000dd6f4" officeooo:paragraph-rsid="001102e0" style:font-size-asian="11.3500003814697pt" style:font-style-asian="normal" style:font-weight-asian="bold" style:font-size-complex="13pt" style:font-style-complex="normal" style:font-weight-complex="bold"/>
    </style:style>
    <style:style style:name="P40" style:family="paragraph" style:parent-style-name="Heading_20_2">
      <style:text-properties style:font-name="DejaVu Sans" fo:font-size="14pt" officeooo:paragraph-rsid="00142cba" style:font-size-asian="14pt" style:font-size-complex="14pt"/>
    </style:style>
    <style:style style:name="P41" style:family="paragraph" style:parent-style-name="Heading_20_2">
      <style:text-properties style:font-name="DejaVu Sans" fo:font-size="14pt" officeooo:rsid="002e6431" officeooo:paragraph-rsid="00142cba" style:font-size-asian="14pt" style:font-size-complex="14pt"/>
    </style:style>
    <style:style style:name="P42" style:family="paragraph" style:parent-style-name="Heading_20_2">
      <style:text-properties style:font-name="DejaVu Sans" fo:font-size="13pt" officeooo:paragraph-rsid="00142cba" style:font-size-asian="13pt" style:font-size-complex="13pt"/>
    </style:style>
    <style:style style:name="P43" style:family="paragraph" style:parent-style-name="Heading_20_1">
      <style:text-properties style:font-name="DejaVu Sans" fo:font-size="14pt" officeooo:paragraph-rsid="001681e9" style:font-size-asian="14pt" style:font-size-complex="14pt"/>
    </style:style>
    <style:style style:name="P44" style:family="paragraph" style:parent-style-name="Preformatted_20_Text">
      <style:text-properties style:font-name="DejaVu Sans" fo:font-size="12pt" officeooo:rsid="000d1604" officeooo:paragraph-rsid="001102e0" style:font-size-asian="10.5pt" style:font-size-complex="12pt"/>
    </style:style>
    <style:style style:name="P45" style:family="paragraph" style:parent-style-name="Preformatted_20_Text">
      <style:text-properties style:font-name="DejaVu Sans" fo:font-size="12pt" fo:font-style="normal" fo:font-weight="bold" officeooo:rsid="000d1604" officeooo:paragraph-rsid="001102e0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Preformatted_20_Text">
      <style:text-properties style:font-name="DejaVu Sans" fo:font-size="12pt" fo:font-style="normal" fo:font-weight="bold" officeooo:rsid="000f9b3d" officeooo:paragraph-rsid="001102e0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Preformatted_20_Text">
      <style:text-properties style:font-name="DejaVu Sans" fo:font-size="12pt" fo:font-style="normal" fo:font-weight="bold" officeooo:rsid="0015d20c" officeooo:paragraph-rsid="001102e0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Preformatted_20_Text">
      <style:text-properties style:font-name="DejaVu Sans" fo:font-size="12pt" fo:font-style="normal" fo:font-weight="bold" officeooo:rsid="001786dd" officeooo:paragraph-rsid="001102e0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Preformatted_20_Text">
      <style:text-properties style:font-name="DejaVu Sans" fo:font-size="12pt" fo:font-style="normal" fo:font-weight="normal" officeooo:rsid="001786dd" officeooo:paragraph-rsid="001102e0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Preformatted_20_Text">
      <style:text-properties style:font-name="DejaVu Sans" fo:font-size="18pt" fo:font-style="normal" fo:font-weight="bold" officeooo:rsid="000dd6f4" officeooo:paragraph-rsid="001102e0" style:font-size-asian="18pt" style:font-style-asian="normal" style:font-weight-asian="bold" style:font-size-complex="18pt" style:font-style-complex="normal" style:font-weight-complex="bold"/>
    </style:style>
    <style:style style:name="P51" style:family="paragraph" style:parent-style-name="Preformatted_20_Text">
      <style:text-properties style:font-name="DejaVu Sans" fo:font-size="14pt" fo:font-style="normal" fo:font-weight="bold" officeooo:rsid="000dd6f4" officeooo:paragraph-rsid="001102e0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Preformatted_20_Text">
      <style:text-properties style:font-name="DejaVu Sans" fo:font-size="14pt" fo:font-style="normal" fo:font-weight="bold" officeooo:rsid="001786dd" officeooo:paragraph-rsid="001102e0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Preformatted_20_Text">
      <style:text-properties style:font-name="DejaVu Sans" fo:font-size="13pt" fo:font-style="normal" fo:font-weight="bold" officeooo:rsid="0015d20c" officeooo:paragraph-rsid="001102e0" style:font-size-asian="13pt" style:font-style-asian="normal" style:font-weight-asian="bold" style:font-size-complex="13pt" style:font-style-complex="normal" style:font-weight-complex="bold"/>
    </style:style>
    <style:style style:name="P54" style:family="paragraph" style:parent-style-name="Preformatted_20_Text" style:list-style-name="L3">
      <style:text-properties style:font-name="DejaVu Sans" fo:font-size="13pt" fo:font-style="normal" fo:font-weight="normal" officeooo:rsid="001786dd" officeooo:paragraph-rsid="001102e0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Preformatted_20_Text">
      <style:text-properties style:font-name="DejaVu Sans" fo:font-size="13pt" fo:font-style="normal" fo:font-weight="normal" officeooo:rsid="000dd6f4" officeooo:paragraph-rsid="001102e0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Preformatted_20_Text">
      <style:text-properties style:font-name="DejaVu Sans" fo:font-size="13pt" fo:font-style="normal" fo:font-weight="normal" officeooo:rsid="000e2800" officeooo:paragraph-rsid="001102e0" style:font-size-asian="13pt" style:font-style-asian="normal" style:font-weight-asian="normal" style:font-size-complex="13pt" style:font-style-complex="normal" style:font-weight-complex="normal"/>
    </style:style>
    <style:style style:name="P57" style:family="paragraph" style:parent-style-name="Preformatted_20_Text">
      <style:text-properties style:font-name="DejaVu Sans" fo:font-size="13pt" officeooo:rsid="000bd6e2" officeooo:paragraph-rsid="001102e0" style:font-size-asian="13pt" style:font-size-complex="13pt"/>
    </style:style>
    <style:style style:name="P58" style:family="paragraph" style:parent-style-name="Preformatted_20_Text">
      <style:text-properties style:font-name="DejaVu Sans" fo:font-size="13pt" officeooo:rsid="000d1604" officeooo:paragraph-rsid="001102e0" style:font-size-asian="13pt" style:font-size-complex="13pt"/>
    </style:style>
    <style:style style:name="P59" style:family="paragraph" style:parent-style-name="Preformatted_20_Text">
      <style:text-properties style:font-name="DejaVu Sans" fo:font-size="13pt" officeooo:paragraph-rsid="001102e0" style:font-size-asian="13pt" style:font-size-complex="13pt"/>
    </style:style>
    <style:style style:name="T1" style:family="text">
      <style:text-properties officeooo:rsid="000e7552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0e7552" style:font-size-asian="18pt" style:font-weight-asian="bold" style:font-size-complex="18pt" style:font-weight-complex="bold"/>
    </style:style>
    <style:style style:name="T4" style:family="text">
      <style:text-properties fo:font-size="18pt" fo:font-weight="bold" officeooo:rsid="00100320" style:font-size-asian="15.75pt" style:font-weight-asian="bold" style:font-size-complex="18pt" style:font-weight-complex="bold"/>
    </style:style>
    <style:style style:name="T5" style:family="text">
      <style:text-properties style:font-name="DejaVu Sans" fo:font-size="14pt" officeooo:rsid="002e6431" style:font-size-asian="14pt" style:font-size-complex="14pt"/>
    </style:style>
    <style:style style:name="T6" style:family="text">
      <style:text-properties style:font-name="DejaVu Sans" fo:font-size="14pt" fo:language="en" fo:country="US" style:font-size-asian="14pt" style:font-size-complex="14pt"/>
    </style:style>
    <style:style style:name="T7" style:family="text">
      <style:text-properties style:font-name="DejaVu Sans" fo:font-size="13pt" style:font-size-asian="13pt" style:font-size-complex="13pt"/>
    </style:style>
    <style:style style:name="T8" style:family="text">
      <style:text-properties style:font-name="DejaVu Sans" fo:font-size="13pt" officeooo:rsid="002e6431" style:font-size-asian="13pt" style:font-size-complex="13pt"/>
    </style:style>
    <style:style style:name="T9" style:family="text">
      <style:text-properties style:font-name="DejaVu Sans" fo:font-size="13pt" officeooo:rsid="00113bb0" style:font-size-asian="13pt" style:font-size-complex="13pt"/>
    </style:style>
    <style:style style:name="T10" style:family="text">
      <style:text-properties style:font-name="DejaVu Sans" fo:font-size="13pt" officeooo:rsid="00152ca7" style:font-size-asian="13pt" style:font-size-complex="13pt"/>
    </style:style>
    <style:style style:name="T11" style:family="text">
      <style:text-properties style:font-name="DejaVu Sans" fo:font-size="13pt" officeooo:rsid="001681e9" style:font-size-asian="13pt" style:font-size-complex="13pt"/>
    </style:style>
    <style:style style:name="T12" style:family="text">
      <style:text-properties style:font-name="DejaVu Sans" fo:font-size="13pt" officeooo:rsid="0018a37b" style:font-size-asian="13pt" style:font-size-complex="13pt"/>
    </style:style>
    <style:style style:name="T13" style:family="text">
      <style:text-properties style:font-name="DejaVu Sans" fo:font-size="13pt" officeooo:rsid="001b55b2" style:font-size-asian="13pt" style:font-size-complex="13pt"/>
    </style:style>
    <style:style style:name="T14" style:family="text">
      <style:text-properties style:font-name="DejaVu Sans" fo:font-size="12pt" officeooo:rsid="0018a37b" style:font-size-asian="10.5pt" style:font-size-complex="12pt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22pt" fo:font-weight="bold" officeooo:rsid="000e7552" style:font-size-asian="22pt" style:font-weight-asian="bold" style:font-size-complex="22pt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34d79" style:font-weight-asian="normal" style:font-weight-complex="normal"/>
    </style:style>
    <style:style style:name="T19" style:family="text">
      <style:text-properties fo:font-weight="normal" officeooo:rsid="0011d962" style:font-weight-asian="normal" style:font-weight-complex="normal"/>
    </style:style>
    <style:style style:name="T20" style:family="text">
      <style:text-properties fo:font-weight="normal" officeooo:rsid="00100320" style:font-size-asian="13pt" style:font-weight-asian="normal" style:font-weight-complex="normal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font-size="13pt" fo:font-weight="bold" style:font-size-asian="13pt" style:font-weight-asian="bold" style:font-size-complex="13pt" style:font-weight-complex="bold"/>
    </style:style>
    <style:style style:name="T23" style:family="text">
      <style:text-properties fo:font-size="13pt" fo:font-weight="normal" style:font-size-asian="13pt" style:font-weight-asian="normal" style:font-size-complex="13pt" style:font-weight-complex="normal"/>
    </style:style>
    <style:style style:name="T24" style:family="text">
      <style:text-properties fo:font-size="13pt" fo:font-weight="normal" officeooo:rsid="0011d962" style:font-size-asian="13pt" style:font-weight-asian="normal" style:font-size-complex="13pt" style:font-weight-complex="normal"/>
    </style:style>
    <style:style style:name="T25" style:family="text">
      <style:text-properties fo:font-size="13pt" fo:font-weight="normal" officeooo:rsid="000f9b3d" style:font-size-asian="13pt" style:font-weight-asian="normal" style:font-size-complex="13pt" style:font-weight-complex="normal"/>
    </style:style>
    <style:style style:name="T26" style:family="text">
      <style:text-properties fo:font-size="13pt" fo:font-weight="normal" officeooo:rsid="000d1604" style:font-size-asian="13pt" style:font-weight-asian="normal" style:font-size-complex="13pt" style:font-weight-complex="normal"/>
    </style:style>
    <style:style style:name="T27" style:family="text">
      <style:text-properties fo:font-size="13pt" fo:font-style="italic" style:text-underline-style="solid" style:text-underline-width="auto" style:text-underline-color="font-color" officeooo:rsid="000f9b3d" style:font-size-asian="13pt" style:font-style-asian="italic" style:font-size-complex="13pt" style:font-style-complex="italic"/>
    </style:style>
    <style:style style:name="T28" style:family="text">
      <style:text-properties fo:font-size="13pt" fo:font-style="italic" style:text-underline-style="solid" style:text-underline-width="auto" style:text-underline-color="font-color" officeooo:rsid="000bd6e2" style:font-size-asian="13pt" style:font-style-asian="italic" style:font-size-complex="13pt" style:font-style-complex="italic"/>
    </style:style>
    <style:style style:name="T29" style:family="text">
      <style:text-properties fo:font-size="13pt" fo:font-style="italic" style:text-underline-style="solid" style:text-underline-width="auto" style:text-underline-color="font-color" officeooo:rsid="000d1604" style:font-size-asian="13pt" style:font-style-asian="italic" style:font-size-complex="13pt" style:font-style-complex="italic"/>
    </style:style>
    <style:style style:name="T30" style:family="text">
      <style:text-properties fo:font-size="13pt" fo:font-style="italic" style:text-underline-style="none" officeooo:rsid="000bd6e2" style:font-size-asian="13pt" style:font-style-asian="italic" style:font-size-complex="13pt" style:font-style-complex="italic"/>
    </style:style>
    <style:style style:name="T31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32" style:family="text">
      <style:text-properties fo:font-size="13pt" style:text-underline-style="none" fo:font-weight="normal" officeooo:rsid="000d1604" style:font-size-asian="13pt" style:font-weight-asian="normal" style:font-size-complex="13pt" style:font-weight-complex="normal"/>
    </style:style>
    <style:style style:name="T33" style:family="text">
      <style:text-properties fo:font-size="13pt" style:text-underline-style="none" fo:font-weight="normal" officeooo:rsid="000f9b3d" style:font-size-asian="13pt" style:font-weight-asian="normal" style:font-size-complex="13pt" style:font-weight-complex="normal"/>
    </style:style>
    <style:style style:name="T34" style:family="text">
      <style:text-properties officeooo:rsid="000bd6e2"/>
    </style:style>
    <style:style style:name="T35" style:family="text">
      <style:text-properties fo:font-size="12pt" fo:font-style="italic" style:text-underline-style="none" officeooo:rsid="000f9b3d" style:font-size-asian="12pt" style:font-style-asian="italic" style:font-size-complex="12pt" style:font-style-complex="italic"/>
    </style:style>
    <style:style style:name="T36" style:family="text">
      <style:text-properties fo:font-size="12pt" fo:font-weight="normal" style:font-size-asian="10.5pt" style:font-weight-asian="normal" style:font-size-complex="12pt" style:font-weight-complex="normal"/>
    </style:style>
    <style:style style:name="T37" style:family="text">
      <style:text-properties officeooo:rsid="000d1604"/>
    </style:style>
    <style:style style:name="T38" style:family="text">
      <style:text-properties officeooo:rsid="000e2800"/>
    </style:style>
    <style:style style:name="T39" style:family="text">
      <style:text-properties officeooo:rsid="000f9b3d"/>
    </style:style>
    <style:style style:name="T40" style:family="text">
      <style:text-properties officeooo:rsid="0015d20c"/>
    </style:style>
    <style:style style:name="T41" style:family="text">
      <style:text-properties officeooo:rsid="0011d1ba"/>
    </style:style>
    <style:style style:name="T42" style:family="text">
      <style:text-properties officeooo:rsid="0011d962"/>
    </style:style>
    <style:style style:name="T43" style:family="text">
      <style:text-properties officeooo:rsid="003d1154"/>
    </style:style>
    <style:style style:name="T44" style:family="text">
      <style:text-properties officeooo:rsid="004d5a90"/>
    </style:style>
    <style:style style:name="T45" style:family="text">
      <style:text-properties officeooo:rsid="00142cba"/>
    </style:style>
    <style:style style:name="T46" style:family="text">
      <style:text-properties officeooo:rsid="0010c79f"/>
    </style:style>
    <style:style style:name="T47" style:family="text">
      <style:text-properties officeooo:rsid="001681e9"/>
    </style:style>
    <style:style style:name="T48" style:family="text">
      <style:text-properties officeooo:rsid="00174980"/>
    </style:style>
    <style:style style:name="T49" style:family="text">
      <style:text-properties officeooo:rsid="0018a37b"/>
    </style:style>
    <style:style style:name="T50" style:family="text">
      <style:text-properties officeooo:rsid="00217b4b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8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2"/></text:p>
      <text:p text:style-name="P3"><text:s text:c="3"/></text:p>
      <text:p text:style-name="P3"><text:s text:c="30"/></text:p>
      <text:p text:style-name="P4"><text:span text:style-name="T1"><text:s text:c="11"/></text:span><text:span text:style-name="T3"><text:s/></text:span></text:p>
      <text:p text:style-name="P4"><text:span text:style-name="T3"/></text:p>
      <text:p text:style-name="P4"><text:span text:style-name="T3"><text:tab/><text:tab/></text:span></text:p>
      <text:p text:style-name="P4"><text:span text:style-name="T3"><text:tab/><text:tab/></text:span><text:span text:style-name="T16">P</text:span><text:span text:style-name="T15">roduct Requirements Document</text:span></text:p>
      <text:p text:style-name="P3"><text:span text:style-name="T15"><text:tab/><text:tab/><text:tab/><text:tab/><text:tab/><text:tab/> </text:span><text:span text:style-name="T4">Battleship</text:span></text:p>
      <text:p text:style-name="P3"><text:span text:style-name="T16"><text:tab/><text:tab/><text:tab/><text:tab/><text:tab/><text:tab/></text:span></text:p>
      <text:p text:style-name="P4"><text:span text:style-name="T2"><text:tab/><text:tab/><text:tab/><text:tab/><text:tab/><text:tab/> <text:s text:c="2"/></text:span><text:span text:style-name="T20">Version <text:s/>1.0</text:span></text:p>
      <text:p text:style-name="P4"><text:span text:style-name="T20"><text:tab/><text:tab/><text:tab/><text:tab/><text:tab/>Last modified on 27 May 2018</text:span></text:p>
      <text:p text:style-name="P4"><text:span text:style-name="T20"><text:tab/><text:tab/><text:tab/><text:tab/><text:tab/><text:tab/>Number of pages 5<text:tab/></text:span></text:p>
      <text:p text:style-name="P4"><text:span text:style-name="T20"/></text:p>
      <text:p text:style-name="P4"><text:span text:style-name="T20"/></text:p>
      <text:p text:style-name="P4"><text:span text:style-name="T20"/></text:p>
      <text:p text:style-name="P4"><text:span text:style-name="T20"/></text:p>
      <text:p text:style-name="P4"><text:span text:style-name="T20"/></text:p>
      <text:p text:style-name="P4"><text:span text:style-name="T20"/></text:p>
      <text:p text:style-name="P4"><text:span text:style-name="T20"/></text:p>
      <text:p text:style-name="P4"><text:span text:style-name="T20"/></text:p>
      <text:p text:style-name="P4"><text:span text:style-name="T20"/></text:p>
      <text:p text:style-name="P4"><text:span text:style-name="T20"/></text:p>
      <text:p text:style-name="P4"><text:span text:style-name="T20"/></text:p>
      <text:p text:style-name="P4"><text:span text:style-name="T20"/></text:p>
      <text:p text:style-name="P4"><text:span text:style-name="T20"/></text:p>
      <text:p text:style-name="P4"><text:span text:style-name="T20"/></text:p>
      <text:p text:style-name="P4"><text:span text:style-name="T20"/></text:p>
      <text:p text:style-name="P4"><text:span text:style-name="T20"/></text:p>
      <text:p text:style-name="P4"><text:span text:style-name="T20"/></text:p>
      <text:p text:style-name="P4"><text:span text:style-name="T20"/></text:p>
      <text:p text:style-name="P4"><text:span text:style-name="T20"/></text:p>
      <text:p text:style-name="P4"><text:span text:style-name="T20"/></text:p>
      <text:p text:style-name="P4"><text:span text:style-name="T20"/></text:p>
      <text:p text:style-name="P5"><text:soft-page-break/><text:span text:style-name="T22"><text:tab/></text:span></text:p>
      <text:p text:style-name="P2"/>
      <text:p text:style-name="P2"/>
      <text:p text:style-name="P2"/>
      <text:p text:style-name="P2">Table of Contents</text:p>
      <text:p text:style-name="P8"><text:a xlink:type="simple" xlink:href="#__RefHeading__471_309689797" text:style-name="Index_20_Link" text:visited-style-name="Index_20_Link"><text:span text:style-name="T7">1. Introduction<text:tab/>3</text:span></text:a></text:p>
      <text:p text:style-name="P1"><text:a xlink:type="simple" xlink:href="#__RefHeading__473_309689797" text:style-name="Index_20_Link" text:visited-style-name="Index_20_Link"><text:span text:style-name="T7">1.1. Document Identifier<text:tab/>3</text:span></text:a></text:p>
      <text:p text:style-name="P1"><text:a xlink:type="simple" xlink:href="#__RefHeading__475_309689797" text:style-name="Index_20_Link" text:visited-style-name="Index_20_Link"><text:span text:style-name="T7">1.2. Scope<text:tab/>3</text:span></text:a></text:p>
      <text:p text:style-name="P1"><text:a xlink:type="simple" xlink:href="#__RefHeading__477_309689797" text:style-name="Index_20_Link" text:visited-style-name="Index_20_Link"><text:span text:style-name="T7">1.3. Definitions of terms and acronyms<text:tab/></text:span></text:a><text:span text:style-name="T13">4</text:span></text:p>
      <text:p text:style-name="P1"><text:a xlink:type="simple" xlink:href="#__RefHeading__479_309689797" text:style-name="Index_20_Link" text:visited-style-name="Index_20_Link"><text:span text:style-name="T7">1.4. References<text:tab/></text:span></text:a><text:span text:style-name="T13">4</text:span></text:p>
      <text:p text:style-name="P1"><text:a xlink:type="simple" xlink:href="#__RefHeading__481_309689797" text:style-name="Index_20_Link" text:visited-style-name="Index_20_Link"><text:span text:style-name="T7">1.5. Overview<text:tab/></text:span></text:a><text:span text:style-name="T13">4</text:span></text:p>
      <text:p text:style-name="P8"><text:a xlink:type="simple" xlink:href="#__RefHeading__483_309689797" text:style-name="Index_20_Link" text:visited-style-name="Index_20_Link"><text:span text:style-name="T7">2. Requirements<text:tab/>4</text:span></text:a></text:p>
      <text:p text:style-name="P1"><text:a xlink:type="simple" xlink:href="#__RefHeading__485_309689797" text:style-name="Index_20_Link" text:visited-style-name="Index_20_Link"><text:span text:style-name="T7">2.1. Functional Requirements<text:tab/>4</text:span></text:a></text:p>
      <text:p text:style-name="P1"><text:a xlink:type="simple" xlink:href="#__RefHeading__487_309689797" text:style-name="Index_20_Link" text:visited-style-name="Index_20_Link"><text:span text:style-name="T7">2.2. Platform Requirements<text:tab/>4</text:span></text:a></text:p>
      <text:p text:style-name="P1"><text:a xlink:type="simple" xlink:href="#__RefHeading__489_309689797" text:style-name="Index_20_Link" text:visited-style-name="Index_20_Link"><text:span text:style-name="T7">2.3. Implementation Requirements<text:tab/></text:span></text:a><text:span text:style-name="T13">5</text:span></text:p>
      <text:p text:style-name="P1"><text:a xlink:type="simple" xlink:href="#__RefHeading__491_309689797" text:style-name="Index_20_Link" text:visited-style-name="Index_20_Link"><text:span text:style-name="T7">2.4. Performance Requirements<text:tab/></text:span></text:a><text:span text:style-name="T12">5</text:span></text:p>
      <text:p text:style-name="P1"><text:a xlink:type="simple" xlink:href="#__RefHeading__493_309689797" text:style-name="Index_20_Link" text:visited-style-name="Index_20_Link"><text:span text:style-name="T7">2.5. Verification Requirements<text:tab/></text:span></text:a><text:span text:style-name="T12">5</text:span></text:p>
      <text:p text:style-name="P1"><text:a xlink:type="simple" xlink:href="#__RefHeading__495_309689797" text:style-name="Index_20_Link" text:visited-style-name="Index_20_Link"><text:span text:style-name="T7">2.6. Documentation Requirements<text:tab/></text:span></text:a><text:span text:style-name="T12">5</text:span></text:p>
      <text:p text:style-name="P8"><text:a xlink:type="simple" xlink:href="#__RefHeading__497_309689797" text:style-name="Index_20_Link" text:visited-style-name="Index_20_Link"><text:span text:style-name="T7">3. Project Management<text:tab/></text:span></text:a><text:span text:style-name="T12">6</text:span></text:p>
      <text:p text:style-name="P1"><text:a xlink:type="simple" xlink:href="#__RefHeading__501_309689797" text:style-name="Index_20_Link" text:visited-style-name="Index_20_Link"><text:span text:style-name="T7">3.1. Dependencies, Assumptions, Risks<text:tab/></text:span></text:a><text:span text:style-name="T12">6</text:span></text:p>
      <text:p text:style-name="P1"><text:a xlink:type="simple" xlink:href="#__RefHeading__503_309689797" text:style-name="Index_20_Link" text:visited-style-name="Index_20_Link"><text:span text:style-name="T7">3.2. Schedule and Effort Estimations<text:tab/></text:span></text:a><text:span text:style-name="T14">6</text:span></text:p>
      <text:p text:style-name="P44"><text:s text:c="4"/><text:span text:style-name="T49">3.3. Acceptance Criteria…………………………………………………………………6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/>
      <text:p text:style-name="P50"/>
      <text:p text:style-name="P50"/>
      <text:p text:style-name="P50"><text:soft-page-break/></text:p>
      <text:p text:style-name="P50"/>
      <text:p text:style-name="P50"><text:span text:style-name="T37">1. </text:span>Introduction</text:p>
      <text:p text:style-name="P50"/>
      <text:p text:style-name="P51"/>
      <text:p text:style-name="P51">1.1. Document Identifier</text:p>
      <text:p text:style-name="P51"/>
      <text:p text:style-name="P55"><text:tab/>This is a document of the game “Battleship“. This document clearly describes all f<text:span text:style-name="T38">eatures and requirements of the game.</text:span></text:p>
      <text:p text:style-name="P56"><text:tab/></text:p>
      <text:p text:style-name="P46"/>
      <text:p text:style-name="P46"/>
      <text:p text:style-name="P51"><text:span text:style-name="T39">1.2.</text:span> <text:span text:style-name="T39">Scope</text:span></text:p>
      <text:p text:style-name="P51"/>
      <text:p text:style-name="P9"><text:span text:style-name="T35"><text:tab/></text:span><text:span text:style-name="T27">Introduction</text:span><text:span text:style-name="T31"> </text:span><text:span text:style-name="T23">section provides overview of the document content as well as the brief description of the </text:span><text:span text:style-name="T25">game</text:span><text:span text:style-name="T23"> requirements. Section </text:span><text:span text:style-name="T27">Definition of terms and acronyms</text:span><text:span text:style-name="T23"> includes description of all the terms and acronyms used in the document. Section </text:span><text:span text:style-name="T27">References</text:span><text:span text:style-name="T23"> has links to the documentation and sources used to build this document. </text:span><text:span text:style-name="T27">Overview</text:span><text:span text:style-name="T23"> Section briefly describes the requirements and purpose of the </text:span><text:span text:style-name="T25">game</text:span><text:span text:style-name="T23">. All the requirements are described in subsections of </text:span><text:span text:style-name="T27">Requirements</text:span><text:span text:style-name="T23"> section. The features that the </text:span><text:span text:style-name="T25">game</text:span><text:span text:style-name="T23"> should support are described in section </text:span><text:span text:style-name="T27">Functional Requirements</text:span><text:span text:style-name="T23">. </text:span><text:span text:style-name="T27">Platform Requirements</text:span><text:span text:style-name="T23"> specifies all the hardware and software requirements of the </text:span><text:span text:style-name="T25">game</text:span><text:span text:style-name="T23">, including hardware models and operating system versions. </text:span><text:span text:style-name="T27">Implementation Requirements</text:span><text:span text:style-name="T23"> section includes requirements on the tools, libraries, applications, programming languages. </text:span><text:span text:style-name="T27">Performance Requirements</text:span><text:span text:style-name="T25"> s</text:span><text:span text:style-name="T23">ection contains information of the performance of the developed </text:span><text:span text:style-name="T25">game</text:span><text:span text:style-name="T23">, in particular run-time of the applications developed for the </text:span><text:span text:style-name="T25">game</text:span><text:span text:style-name="T23">. The methods used to verify the project are specified in </text:span><text:span text:style-name="T27">Verification Requirements</text:span><text:span text:style-name="T23"> section. </text:span><text:span text:style-name="T27">Document Requirements</text:span><text:span text:style-name="T23"> project lists all the documents that should be created for the </text:span><text:span text:style-name="T25">game</text:span><text:span text:style-name="T23">. </text:span><text:span text:style-name="T27">Project Management</text:span><text:span text:style-name="T23"> section includes </text:span><text:span text:style-name="T28">Sch</text:span><text:span text:style-name="T29">e</text:span><text:span text:style-name="T28">dule </text:span><text:span text:style-name="T29">and Effort Estimations</text:span><text:span text:style-name="T26">, </text:span><text:span text:style-name="T29">Acceptance Criteria</text:span><text:span text:style-name="T32"> </text:span><text:span text:style-name="T33">and</text:span><text:span text:style-name="T26"> </text:span><text:span text:style-name="T28">Dependencies. Assumptions. Risks</text:span><text:span text:style-name="T30"> </text:span><text:span text:style-name="T23">sections which describe the project state and estimations with consideration of the</text:span><text:span text:style-name="T21"> </text:span><text:span text:style-name="T23">dependencies and risks</text:span><text:span text:style-name="T21">.</text:span></text:p>
      <text:p text:style-name="P11"/>
      <text:p text:style-name="P10"/>
      <text:p text:style-name="P10"/>
      <text:p text:style-name="P10"><text:soft-page-break/></text:p>
      <text:p text:style-name="P10"/>
      <text:p text:style-name="P10">1.3. Definition of terms and acronyms</text:p>
      <text:p text:style-name="P38"><text:span text:style-name="T19"/></text:p>
      <text:p text:style-name="P38"><text:span text:style-name="T19">S</text:span><text:span text:style-name="T17">e</text:span><text:span text:style-name="T18">a:<text:tab/><text:tab/></text:span><text:span text:style-name="T17">two-dimensional array </text:span><text:span text:style-name="T18">(10x10)</text:span><text:span text:style-name="T17"> witch contains ' 0 '-s to mark <text:tab/><text:tab/><text:tab/>empty spaces in the sea. <text:s text:c="2"/></text:span></text:p>
      <text:p text:style-name="P35"/>
      <text:p text:style-name="P35">Ship: <text:s text:c="2"/><text:tab/>spaces in the sea marking as ' 1 '.</text:p>
      <text:p text:style-name="P22"><text:span text:style-name="T24"/></text:p>
      <text:p text:style-name="P22"><text:span text:style-name="T24">Shoot:</text:span><text:span text:style-name="T23"><text:tab/> process that require X and Y coordinate to change sea state. <text:s/></text:span><text:span text:style-name="T36"><text:tab/></text:span></text:p>
      <text:p text:style-name="P26"/>
      <text:p text:style-name="P26"/>
      <text:p text:style-name="P26"/>
      <text:p text:style-name="P26"/>
      <text:p text:style-name="P23"><text:span text:style-name="T41">1.</text:span>4. Overview</text:p>
      <text:p text:style-name="P28"/>
      <text:p text:style-name="P32"><text:tab/>The “Battleship” is a <text:span text:style-name="T40">console </text:span>game, <text:span text:style-name="T40">without GUI</text:span> where your opponent is the computer. The game consists of the sea and <text:s/>ships. “Battleship” starts with randomly generated sea, which already contains ships. You have opportunity to fire at ships by guessing and imputing their coordinates. <text:s/></text:p>
      <text:p text:style-name="P29"/>
      <text:p text:style-name="P29"/>
      <text:p text:style-name="P29"/>
      <text:p text:style-name="P31">2. Requirements</text:p>
      <text:p text:style-name="P29"/>
      <text:p text:style-name="P39"/>
      <text:p text:style-name="P29"/>
      <text:p text:style-name="P24">2.1. Functional Requirements</text:p>
      <text:p text:style-name="P36"/>
      <text:p text:style-name="P33"><text:tab/>Opportunity to input X and Y coordinates from command line.</text:p>
      <text:p text:style-name="P27"/>
      <text:p text:style-name="P25">2.2. Platform Requirements</text:p>
      <text:p text:style-name="P30"/>
      <text:list xml:id="list3125327883" text:style-name="L1">
        <text:list-item>
          <text:p text:style-name="P34">512 MB <text:s/>RAM</text:p>
        </text:list-item>
        <text:list-item>
          <text:p text:style-name="P34">Pentium <text:span text:style-name="T42">4</text:span> <text:span text:style-name="T42">3.2</text:span>GHz CPU clock or equivalent</text:p>
        </text:list-item>
        <text:list-item>
          <text:p text:style-name="P34"><text:span text:style-name="T42">1</text:span> MB free HDD space</text:p>
        </text:list-item>
        <text:list-item>
          <text:p text:style-name="P34">Supported OS:</text:p>
          <text:list>
            <text:list-item>
              <text:list>
                <text:list-item>
                  <text:list>
                    <text:list-item>
                      <text:p text:style-name="P37"><text:span text:style-name="T17">Linux (Red Hat, Debian, etc.) <text:s/></text:span><text:s text:c="2"/><text:tab/><text:tab/>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p text:style-name="P47"/>
      <text:p text:style-name="P52"><text:soft-page-break/></text:p>
      <text:p text:style-name="P52"/>
      <text:p text:style-name="P52"/>
      <text:p text:style-name="P52"/>
      <text:p text:style-name="P52"/>
      <text:p text:style-name="P52">2.3. Implementation Requirements</text:p>
      <text:p text:style-name="P48"/>
      <text:list xml:id="list2024472754" text:style-name="L3">
        <text:list-item>
          <text:p text:style-name="P54">Programming languages: <text:s/>C++</text:p>
        </text:list-item>
      </text:list>
      <text:p text:style-name="P49"/>
      <text:p text:style-name="P44"/>
      <text:p text:style-name="P44"/>
      <text:h text:style-name="P40" text:outline-level="2"><text:span text:style-name="T45">2.4. </text:span>Performance Requirements</text:h>
      <text:p text:style-name="P12"/>
      <text:p text:style-name="P21"><text:span text:style-name="T11"><text:tab/>There is no special requirements on this project related to the speed and resource consumption. Take into account that speed of the project should be in </text:span><text:bookmark text:name="result_box"/><text:span text:style-name="T6">reasonable limits.</text:span></text:p>
      <text:h text:style-name="P40" text:outline-level="2"/>
      <text:h text:style-name="P40" text:outline-level="2"/>
      <text:h text:style-name="P40" text:outline-level="2"><text:bookmark-start text:name="__RefHeading__493_309689797"/><text:span text:style-name="T45">2.5. </text:span>Verification Requirements<text:bookmark-end text:name="__RefHeading__493_309689797"/></text:h>
      <text:p text:style-name="P13"/>
      <text:p text:style-name="P18"><text:span text:style-name="T50"><text:tab/>There is no verification requirements on this project.</text:span></text:p>
      <text:h text:style-name="P40" text:outline-level="2"/>
      <text:h text:style-name="P40" text:outline-level="2"><text:bookmark-start text:name="__RefHeading__495_309689797"/><text:span text:style-name="T45">2.6. </text:span>Documentation Requirements<text:bookmark-end text:name="__RefHeading__495_309689797"/></text:h>
      <text:p text:style-name="P14"/>
      <text:p text:style-name="P15"><text:span text:style-name="T43"><text:tab/>The</text:span> project should have a README file, <text:span text:style-name="T48">Functional and Development specification documents and project requirement document. README file</text:span> <text:s/>describing the meaning and usage of the project. <text:span text:style-name="T48">Fspec describes project’s functionality. Devspec describes project implementation in low level. And PRD describes requirements to the project.</text:span></text:p>
      <text:p text:style-name="P15"/>
      <text:h text:style-name="P43" text:outline-level="1"><text:soft-page-break/></text:h>
      <text:h text:style-name="P43" text:outline-level="1"/>
      <text:h text:style-name="P43" text:outline-level="1"/>
      <text:h text:style-name="P43" text:outline-level="1"/>
      <text:h text:style-name="P43" text:outline-level="1"><text:span text:style-name="T47">3. </text:span>Project Management</text:h>
      <text:h text:style-name="P42" text:outline-level="2"/>
      <text:h text:style-name="P40" text:outline-level="2"><text:bookmark-start text:name="__RefHeading__501_309689797"/><text:span text:style-name="T45">3.1. </text:span>Dependencies, Assumptions, Risks<text:bookmark-end text:name="__RefHeading__501_309689797"/></text:h>
      <text:p text:style-name="P16"/>
      <text:p text:style-name="P16"><text:tab/><text:span text:style-name="T47">There is no assumptions, dependencies or risks in this project.</text:span></text:p>
      <text:h text:style-name="P40" text:outline-level="2"><text:bookmark-start text:name="__RefHeading__503_309689797"/><text:span text:style-name="T45">3.2. </text:span>Schedule and Effort Estimations<text:bookmark-end text:name="__RefHeading__503_309689797"/></text:h>
      <text:p text:style-name="P17"/>
      <text:p text:style-name="P7"><text:tab/><text:span text:style-name="T47">T</text:span>his <text:span text:style-name="T47">is a</text:span> project <text:span text:style-name="T47">for</text:span> <text:span text:style-name="T46">1 </text:span>developer <text:span text:style-name="T47">8 </text:span>hours a day. It was start<text:span text:style-name="T47">s</text:span> on <text:span text:style-name="T47">May </text:span>2<text:span text:style-name="T47">3 </text:span>2018 and <text:s/>should be completed on May 29 <text:span text:style-name="T46">2</text:span>018.</text:p>
      <text:h text:style-name="P41" text:outline-level="2"/>
      <text:h text:style-name="P41" text:outline-level="2"><text:bookmark-start text:name="__RefHeading___Toc2729_1321158722"/><text:span text:style-name="T45">3.3. </text:span>Acceptance <text:span text:style-name="T44">C</text:span>riteria<text:bookmark-end text:name="__RefHeading___Toc2729_1321158722"/></text:h>
      <text:p text:style-name="P19"><text:span text:style-name="T5"/></text:p>
      <text:p text:style-name="P20"><text:span text:style-name="T8"><text:tab/></text:span><text:span text:style-name="T9">The project will be accepted when the developer gives all the docs, tests, complete source code <text:s/>to customer and customer confirms that everything </text:span><text:span text:style-name="T10">corresponds to project requirements.</text:span></text:p>
      <text:p text:style-name="P58"/>
      <text:p text:style-name="P57"><text:s/></text:p>
      <text:p text:style-name="P59"><text:span text:style-name="T34"><text:s text:c="20"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Text_20_body_20_numbering_20_reference" style:display-name="Text body numbering reference" style:family="paragraph" style:parent-style-name="Text_20_body" style:list-style-name="Numbering_20_2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Text_20_body_20__28_user_29_" style:display-name="Text body (user)" style:family="paragraph" style:parent-style-name="Standard" style:default-outline-level="">
      <style:paragraph-properties fo:margin-top="0in" fo:margin-bottom="0.0311in" loext:contextual-spacing="false" fo:line-height="120%"/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5f_20_5f_style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Character_5f_20_5f_style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Character_5f_20_5f_style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Character_5f_20_5f_style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Character_5f_20_5f_style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Character_5f_20_5f_style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Character_5f_20_5f_style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Character_5f_20_5f_style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5f_20_5f_style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Character_5f_20_5f_style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Character_5f_20_5f_style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Character_5f_20_5f_style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Character_5f_20_5f_style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Character_5f_20_5f_style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Character_5f_20_5f_style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Character_5f_20_5f_style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1:03:38.050578324</meta:creation-date>
    <meta:editing-duration>PT1H1M47S</meta:editing-duration>
    <meta:editing-cycles>6</meta:editing-cycles>
    <meta:generator>LibreOffice/6.0.3.2$Linux_X86_64 LibreOffice_project/00$Build-2</meta:generator>
    <dc:date>2018-05-29T14:06:10.872957445</dc:date>
    <meta:document-statistic meta:table-count="0" meta:image-count="0" meta:object-count="0" meta:page-count="7" meta:paragraph-count="69" meta:word-count="616" meta:character-count="4313" meta:non-whitespace-character-count="3582"/>
  </office:meta>
</office:document-meta>
</file>